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b0d" officeooo:paragraph-rsid="0006ab0d"/>
    </style:style>
    <style:style style:name="P2" style:family="paragraph" style:parent-style-name="Standard">
      <style:text-properties officeooo:rsid="00075d71" officeooo:paragraph-rsid="00075d71"/>
    </style:style>
    <style:style style:name="P3" style:family="paragraph" style:parent-style-name="Standard">
      <style:text-properties officeooo:paragraph-rsid="00075d71"/>
    </style:style>
    <style:style style:name="P4" style:family="paragraph" style:parent-style-name="Preformatted_20_Text">
      <style:text-properties officeooo:rsid="0006ab0d" officeooo:paragraph-rsid="0006ab0d"/>
    </style:style>
    <style:style style:name="P5" style:family="paragraph" style:parent-style-name="Preformatted_20_Text">
      <style:text-properties officeooo:paragraph-rsid="0006ab0d"/>
    </style:style>
    <style:style style:name="T1" style:family="text">
      <style:text-properties fo:language="no" fo:country="NO"/>
    </style:style>
    <style:style style:name="T2" style:family="text">
      <style:text-properties fo:language="no" fo:country="NO" officeooo:rsid="0006ab0d"/>
    </style:style>
    <style:style style:name="T3" style:family="text">
      <style:text-properties fo:language="no" fo:country="NO" officeooo:rsid="00075d71"/>
    </style:style>
    <style:style style:name="T4" style:family="text">
      <style:text-properties officeooo:rsid="00075d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 On the top left have a button to add now user and hide disabled users while on top left have an option to save user.</text:p>
      <text:p text:style-name="P1"/>
      <text:p text:style-name="P1">(Now divide screen on left have:)</text:p>
      <text:p text:style-name="P1"/>
      <text:p text:style-name="P4"><text:span text:style-name="Source_20_Text"><text:span text:style-name="T1">| ID <text:s text:c="3"/>| username <text:s text:c="5"/>| email <text:s text:c="4"/><text:tab/> <text:s text:c="5"/>| enabled |</text:span></text:span></text:p>
      <text:p text:style-name="P5"><text:span text:style-name="Source_20_Text"><text:span text:style-name="T1">| ------|---------------| ---------------------|---------</text:span></text:span><text:span text:style-name="Source_20_Text"><text:span text:style-name="T2">|</text:span></text:span></text:p>
      <text:p text:style-name="P5"><text:span text:style-name="Source_20_Text"><text:span text:style-name="T1">| </text:span></text:span><text:span text:style-name="Source_20_Text"><text:span text:style-name="T2">1</text:span></text:span><text:span text:style-name="Source_20_Text"><text:span text:style-name="T1"> <text:s text:c="4"/>| </text:span></text:span><text:span text:style-name="Source_20_Text"><text:span text:style-name="T2">test user <text:s text:c="4"/></text:span></text:span><text:span text:style-name="Source_20_Text"><text:span text:style-name="T1">| </text:span></text:span><text:span text:style-name="Source_20_Text"><text:span text:style-name="T2">testuser@piworks.net</text:span></text:span><text:span text:style-name="Source_20_Text"><text:span text:style-name="T1"> |</text:span></text:span><text:span text:style-name="Source_20_Text"><text:span text:style-name="T3">true</text:span></text:span><text:span text:style-name="Source_20_Text"><text:span text:style-name="T1"> <text:s text:c="4"/></text:span></text:span><text:span text:style-name="Source_20_Text"><text:span text:style-name="T2">|</text:span></text:span></text:p>
      <text:p text:style-name="P5"><text:span text:style-name="Source_20_Text"><text:span text:style-name="T1">| </text:span></text:span><text:span text:style-name="Source_20_Text"><text:span text:style-name="T2">2 <text:s text:c="4"/></text:span></text:span><text:span text:style-name="Source_20_Text"><text:span text:style-name="T1">| </text:span></text:span><text:span text:style-name="Source_20_Text"><text:span text:style-name="T2">admin user</text:span></text:span><text:span text:style-name="Source_20_Text"><text:span text:style-name="T1"> <text:s text:c="3"/>| </text:span></text:span><text:span text:style-name="Source_20_Text"><text:span text:style-name="T2">admin@piworks.net</text:span></text:span><text:span text:style-name="Source_20_Text"><text:span text:style-name="T1"> <text:s text:c="3"/>|</text:span></text:span><text:span text:style-name="Source_20_Text"><text:span text:style-name="T3">true</text:span></text:span><text:span text:style-name="Source_20_Text"><text:span text:style-name="T1"> <text:s text:c="4"/></text:span></text:span><text:span text:style-name="Source_20_Text"><text:span text:style-name="T2">|</text:span></text:span></text:p>
      <text:p text:style-name="P1"/>
      <text:p text:style-name="P2">(now on right side:)</text:p>
      <text:p text:style-name="P3"><text:span text:style-name="T4">&gt; </text:span><text:span text:style-name="Source_20_Text"><text:span text:style-name="T1">###### </text:span></text:span><text:span text:style-name="T4">New user</text:span></text:p>
      <text:p text:style-name="P2">|------------------|-----------------| </text:p>
      <text:p text:style-name="P2">| username: <text:s text:c="5"/>| <text:s/>entering field|</text:p>
      <text:p text:style-name="P2">| display name:| <text:s/>entering field|</text:p>
      <text:p text:style-name="P2">| phone: <text:s text:c="10"/>| <text:s/>entering field|</text:p>
      <text:p text:style-name="P2">| email: <text:s text:c="11"/>| <text:s/>entering field| </text:p>
      <text:p text:style-name="P2">| user role: <text:s text:c="6"/>| <text:s/>selection <text:s text:c="6"/>| </text:p>
      <text:p text:style-name="P3"><text:span text:style-name="T4">| enabled: <text:s text:c="8"/>| <text:s/></text:span><text:span text:style-name="Source_20_Text">- [x] <text:s text:c="3"/></text:span><text:span text:style-name="T4">| </text:span></text:p>
      <text:p text:style-name="P2"/>
      <text:p text:style-name="P2"/>
      <text:p text:style-name="P2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01:47:34.477563793</meta:creation-date>
    <dc:date>2021-04-27T02:07:46.565177508</dc:date>
    <meta:editing-duration>PT9M2S</meta:editing-duration>
    <meta:editing-cycles>1</meta:editing-cycles>
    <meta:document-statistic meta:table-count="0" meta:image-count="0" meta:object-count="0" meta:page-count="1" meta:paragraph-count="16" meta:word-count="109" meta:character-count="673" meta:non-whitespace-character-count="480"/>
    <meta:generator>LibreOffice/6.0.7.3$Linux_X86_64 LibreOffice_project/00m0$Build-3</meta:generator>
  </office:meta>
</office:document-meta>
</file>